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51H19M11.460051S" calcext:value-type="time">
            <text:p>1051:1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4H01M24.119S" calcext:value-type="time">
            <text:p>04:01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36H37M48.921S" calcext:value-type="time">
            <text:p>36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07:54:41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5T14:39:40.487000000</dc:date>
    <meta:editing-duration>P46DT5H40M41S</meta:editing-duration>
    <meta:editing-cycles>1226</meta:editing-cycles>
    <meta:generator>LibreOffice/7.2.6.2$Windows_X86_64 LibreOffice_project/b0ec3a565991f7569a5a7f5d24fed7f52653d754</meta:generator>
    <meta:document-statistic meta:table-count="2" meta:cell-count="1508" meta:object-count="0"/>
  </office:meta>
</office:document-meta>
</file>